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lassification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nmt_freq=100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oc2Vec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Attribute-argumen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acro</text:p>
          </table:table-cell>
          <table:table-cell office:value-type="string" calcext:value-type="string">
            <text:p>P</text:p>
          </table:table-cell>
          <table:table-cell office:value-type="float" office:value="0.570207" calcext:value-type="float">
            <text:p>0.570207</text:p>
          </table:table-cell>
          <table:table-cell office:value-type="float" office:value="0.072235" calcext:value-type="float">
            <text:p>0.072235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998925" calcext:value-type="float">
            <text:p>0.998925</text:p>
          </table:table-cell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float" office:value="0.475925" calcext:value-type="float">
            <text:p>0.475925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71293" calcext:value-type="float">
            <text:p>0.71293</text:p>
          </table:table-cell>
          <table:table-cell office:value-type="float" office:value="0.103124" calcext:value-type="float">
            <text:p>0.103124</text:p>
          </table:table-cell>
          <table:table-cell office:value-type="float" office:value="0.999743" calcext:value-type="float">
            <text:p>0.999743</text:p>
          </table:table-cell>
        </table:table-row>
        <table:table-row table:style-name="ro1">
          <table:covered-table-cell/>
          <table:table-cell office:value-type="string" calcext:value-type="string">
            <text:p>F1</text:p>
          </table:table-cell>
          <table:table-cell office:value-type="float" office:value="0.489133" calcext:value-type="float">
            <text:p>0.489133</text:p>
          </table:table-cell>
          <table:table-cell office:value-type="float" office:value="0.066432" calcext:value-type="float">
            <text:p>0.066432</text:p>
          </table:table-cell>
          <table:table-cell office:value-type="float" office:value="0.740724" calcext:value-type="float">
            <text:p>0.740724</text:p>
          </table:table-cell>
          <table:table-cell office:value-type="float" office:value="0.097547" calcext:value-type="float">
            <text:p>0.097547</text:p>
          </table:table-cell>
          <table:table-cell office:value-type="float" office:value="0.999331" calcext:value-type="float">
            <text:p>0.99933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Micro</text:p>
          </table:table-cell>
          <table:table-cell office:value-type="string" calcext:value-type="string">
            <text:p>P</text:p>
          </table:table-cell>
          <table:table-cell office:value-type="float" office:value="0.637736" calcext:value-type="float">
            <text:p>0.6377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float" office:value="0.637736" calcext:value-type="float">
            <text:p>0.6377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F1</text:p>
          </table:table-cell>
          <table:table-cell office:value-type="float" office:value="0.637736" calcext:value-type="float">
            <text:p>0.6377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637736" calcext:value-type="float">
            <text:p>0.637736</text:p>
          </table:table-cell>
          <table:table-cell office:value-type="float" office:value="0.237028" calcext:value-type="float">
            <text:p>0.237028</text:p>
          </table:table-cell>
          <table:table-cell office:value-type="float" office:value="0.831604" calcext:value-type="float">
            <text:p>0.831604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0.999528" calcext:value-type="float">
            <text:p>0.999528</text:p>
          </table:table-cell>
        </table:table-row>
      </table:table>
      <table:table table:name="illustr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opic #101 (0.005): 0.062*"thai" + 0.019*"pad" + 0.019*"curry" + 0.012*"spicy" + 0.011*"rice" + 0.008*"dish" + 0.008*"lunch" + 0.007*"soup" + 0.007*"dishes" + 0.007*"noodles"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topic #12 (0.005): 0.041*"steak" + 0.011*"filet" + 0.010*"steaks" + 0.008*"cooked" + 0.007*"sides" + 0.007*"dinner" + 0.007*"meal" + 0.007*"medium" + 0.007*"potatoes" + 0.006*"side"</text:p>
          </table:table-cell>
        </table:table-row>
        <table:table-row table:style-name="ro1">
          <table:table-cell office:value-type="string" calcext:value-type="string">
            <text:p>Vegan+salad</text:p>
          </table:table-cell>
          <table:table-cell office:value-type="string" calcext:value-type="string">
            <text:p>topic #46 (0.005): 0.029*"vegan" + 0.017*"healthy" + 0.012*"bowl" + 0.012*"options" + 0.011*"salad" + 0.011*"fresh" + 0.011*"love" + 0.008*"eat" + 0.006*"lunch" + 0.006*"free"</text:p>
          </table:table-cell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topic #15 (0.005): 0.061*"crab" + 0.054*"seafood" + 0.030*"oysters" + 0.030*"shrimp" + 0.012*"fresh" + 0.009*"legs" + 0.008*"oyster" + 0.007*"sauce" + 0.006*"clams" + 0.005*"crawfish"</text:p>
          </table:table-cell>
        </table:table-row>
        <table:table-row table:style-name="ro1">
          <table:table-cell office:value-type="string" calcext:value-type="string">
            <text:p>Starbucks</text:p>
          </table:table-cell>
          <table:table-cell office:value-type="string" calcext:value-type="string">
            <text:p>topic #61 (0.005): 0.041*"starbucks" + 0.015*"seating" + 0.015*"cafe" + 0.014*"location" + 0.009*"coffee" + 0.009*"wifi" + 0.009*"staff" + 0.008*"tables" + 0.008*"drink" + 0.007*"area"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topic #119 (0.005): 0.078*"chocolate" + 0.013*"cream" + 0.011*"sweet" + 0.009*"caramel" + 0.008*"peanut" + 0.008*"butter" + 0.007*"hot" + 0.006*"love" + 0.005*"little" + 0.005*"vanilla"</text:p>
          </table:table-cell>
        </table:table-row>
        <table:table-row table:style-name="ro1">
          <table:table-cell office:value-type="string" calcext:value-type="string">
            <text:p>Brunch</text:p>
          </table:table-cell>
          <table:table-cell office:value-type="string" calcext:value-type="string">
            <text:p>topic #193 (0.005): 0.031*"breakfast" + 0.025*"brunch" + 0.019*"eggs" + 0.012*"toast" + 0.010*"wait" + 0.008*"coffee" + 0.008*"egg" + 0.008*"benedict" + 0.007*"bacon" + 0.006*"french"</text:p>
          </table:table-cell>
        </table:table-row>
      </table:table>
      <table:table table:name="rate-predi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MSE</text:p>
          </table:table-cell>
          <table:table-cell office:value-type="string" calcext:value-type="string">
            <text:p>Bag-of-Words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oc2Vec</text:p>
          </table:table-cell>
        </table:table-row>
        <table:table-row table:style-name="ro1">
          <table:table-cell office:value-type="string" calcext:value-type="string">
            <text:p>K=3</text:p>
          </table:table-cell>
          <table:table-cell office:value-type="float" office:value="2.841" calcext:value-type="float">
            <text:p>2.841</text:p>
          </table:table-cell>
          <table:table-cell office:value-type="float" office:value="2.731" calcext:value-type="float">
            <text:p>2.731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K=5</text:p>
          </table:table-cell>
          <table:table-cell office:value-type="float" office:value="3.122" calcext:value-type="float">
            <text:p>3.122</text:p>
          </table:table-cell>
          <table:table-cell office:value-type="float" office:value="3.107" calcext:value-type="float">
            <text:p>3.107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 office:value-type="string" calcext:value-type="string">
            <text:p>K=7</text:p>
          </table:table-cell>
          <table:table-cell office:value-type="float" office:value="3.308" calcext:value-type="float">
            <text:p>3.308</text:p>
          </table:table-cell>
          <table:table-cell office:value-type="float" office:value="3.276" calcext:value-type="float">
            <text:p>3.276</text:p>
          </table:table-cell>
          <table:table-cell office:value-type="float" office:value="1.472" calcext:value-type="float">
            <text:p>1.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25:41.387831892</meta:creation-date>
    <dc:date>2017-05-03T00:19:46.591106028</dc:date>
    <meta:editing-duration>PT9H54M1S</meta:editing-duration>
    <meta:editing-cycles>8</meta:editing-cycles>
    <meta:generator>LibreOffice/4.3.7.2$Linux_X86_64 LibreOffice_project/430m0$Build-2</meta:generator>
    <meta:document-statistic meta:table-count="3" meta:cell-count="68" meta:object-count="0"/>
  </office:meta>
</office:document-meta>
</file>